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67266666666667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68816666666667cm" style:use-optimal-column-width="true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138.6pt" style:use-optimal-row-height="true" fo:break-before="auto"/>
    </style:style>
    <style:style style:name="ro4" style:family="table-row">
      <style:table-row-properties style:row-height="25.0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302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248" table:default-cell-style-name="ce1"/>
        <table:table-row table:style-name="ro1">
          <table:table-cell office:value-type="string" table:number-columns-spanned="14" table:number-rows-spanned="1" table:style-name="ce2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1">
          <table:table-cell table:number-columns-repeated="14" table:style-name="ce3"/>
          <table:table-cell table:number-columns-repeated="16370"/>
        </table:table-row>
        <table:table-row table:style-name="ro2">
          <table:table-cell office:value-type="string" table:style-name="ce4">
            <text:p>單位：新臺幣千元，卡</text:p>
          </table:table-cell>
          <table:table-cell table:number-columns-repeated="9" table:style-name="ce5"/>
          <table:table-cell office:value-type="string" table:style-name="ce6">
            <text:p>資料月份：113 年2月</text:p>
          </table:table-cell>
          <table:table-cell table:number-columns-repeated="2" table:style-name="ce5"/>
          <table:table-cell table:style-name="ce7"/>
          <table:table-cell table:number-columns-repeated="16370"/>
        </table:table-row>
        <table:table-row table:style-name="ro3">
          <table:table-cell office:value-type="string" table:style-name="ce8">
            <text:p>金融機構名稱</text:p>
          </table:table-cell>
          <table:table-cell office:value-type="string" table:style-name="ce9">
            <text:p>流通卡數　　　</text:p>
          </table:table-cell>
          <table:table-cell office:value-type="string" table:style-name="ce9">
            <text:p>有效卡數　　　</text:p>
          </table:table-cell>
          <table:table-cell office:value-type="string" table:style-name="ce9">
            <text:p>當月發卡數　　　</text:p>
          </table:table-cell>
          <table:table-cell office:value-type="string" table:style-name="ce9">
            <text:p>當月停卡數　　　</text:p>
          </table:table-cell>
          <table:table-cell office:value-type="string" table:style-name="ce9">
            <text:p>循環信用餘額　　</text:p>
          </table:table-cell>
          <table:table-cell office:value-type="string" table:style-name="ce9">
            <text:p>未到期分期付款餘額　</text:p>
          </table:table-cell>
          <table:table-cell office:value-type="string" table:style-name="ce9">
            <text:p>當月簽帳金額　　</text:p>
          </table:table-cell>
          <table:table-cell office:value-type="string" table:style-name="ce9">
            <text:p>當月預借現金金額　　</text:p>
          </table:table-cell>
          <table:table-cell office:value-type="string" table:style-name="ce9">
            <text:p>逾期三個月以上帳款占應收帳款餘額(含催收款)之比率(%)</text:p>
          </table:table-cell>
          <table:table-cell office:value-type="string" table:style-name="ce9">
            <text:p>逾期六個月以上帳款占應收帳款餘額(含催收款)之比率(%)</text:p>
          </table:table-cell>
          <table:table-cell office:value-type="string" table:style-name="ce9">
            <text:p>備抵呆帳提足率(%)<text:s/></text:p>
          </table:table-cell>
          <table:table-cell office:value-type="string" table:style-name="ce9">
            <text:p>當月轉銷呆帳金額　<text:s/></text:p>
          </table:table-cell>
          <table:table-cell office:value-type="string" table:style-name="ce9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10">
            <text:p>臺灣銀行</text:p>
          </table:table-cell>
          <table:table-cell office:value-type="float" office:value="259117" table:style-name="ce11">
            <text:p>259,117</text:p>
          </table:table-cell>
          <table:table-cell office:value-type="float" office:value="127339" table:style-name="ce11">
            <text:p>127,339</text:p>
          </table:table-cell>
          <table:table-cell office:value-type="float" office:value="1117" table:style-name="ce11">
            <text:p>1,117</text:p>
          </table:table-cell>
          <table:table-cell office:value-type="float" office:value="829" table:style-name="ce11">
            <text:p>829</text:p>
          </table:table-cell>
          <table:table-cell office:value-type="float" office:value="163747" table:style-name="ce11">
            <text:p>163,747</text:p>
          </table:table-cell>
          <table:table-cell office:value-type="float" office:value="42133" table:style-name="ce11">
            <text:p>42,133</text:p>
          </table:table-cell>
          <table:table-cell office:value-type="float" office:value="822889" table:style-name="ce11">
            <text:p>822,889</text:p>
          </table:table-cell>
          <table:table-cell office:value-type="float" office:value="239" table:style-name="ce11">
            <text:p>239</text:p>
          </table:table-cell>
          <table:table-cell office:value-type="float" office:value="0.1" table:style-name="ce12">
            <text:p>0.10</text:p>
          </table:table-cell>
          <table:table-cell office:value-type="float" office:value="0.04" table:style-name="ce12">
            <text:p>0.04</text:p>
          </table:table-cell>
          <table:table-cell office:value-type="float" office:value="1243.1199999999999" table:style-name="ce12">
            <text:p>1,243.12</text:p>
          </table:table-cell>
          <table:table-cell office:value-type="float" office:value="457" table:style-name="ce11">
            <text:p>457</text:p>
          </table:table-cell>
          <table:table-cell office:value-type="float" office:value="1513" table:style-name="ce11">
            <text:p>1,51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土地銀行</text:p>
          </table:table-cell>
          <table:table-cell office:value-type="float" office:value="319164" table:style-name="ce11">
            <text:p>319,164</text:p>
          </table:table-cell>
          <table:table-cell office:value-type="float" office:value="146703" table:style-name="ce11">
            <text:p>146,703</text:p>
          </table:table-cell>
          <table:table-cell office:value-type="float" office:value="1220" table:style-name="ce11">
            <text:p>1,220</text:p>
          </table:table-cell>
          <table:table-cell office:value-type="float" office:value="3569" table:style-name="ce11">
            <text:p>3,569</text:p>
          </table:table-cell>
          <table:table-cell office:value-type="float" office:value="330585" table:style-name="ce11">
            <text:p>330,585</text:p>
          </table:table-cell>
          <table:table-cell office:value-type="float" office:value="79993" table:style-name="ce11">
            <text:p>79,993</text:p>
          </table:table-cell>
          <table:table-cell office:value-type="float" office:value="770960" table:style-name="ce11">
            <text:p>770,960</text:p>
          </table:table-cell>
          <table:table-cell office:value-type="float" office:value="278" table:style-name="ce11">
            <text:p>278</text:p>
          </table:table-cell>
          <table:table-cell office:value-type="float" office:value="0.24" table:style-name="ce12">
            <text:p>0.24</text:p>
          </table:table-cell>
          <table:table-cell office:value-type="float" office:value="0.19" table:style-name="ce12">
            <text:p>0.19</text:p>
          </table:table-cell>
          <table:table-cell office:value-type="float" office:value="1003.56" table:style-name="ce12">
            <text:p>1,003.56</text:p>
          </table:table-cell>
          <table:table-cell office:value-type="float" office:value="1898" table:style-name="ce11">
            <text:p>1,898</text:p>
          </table:table-cell>
          <table:table-cell office:value-type="float" office:value="3492" table:style-name="ce11">
            <text:p>3,49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合作金庫商業銀行</text:p>
          </table:table-cell>
          <table:table-cell office:value-type="float" office:value="687309" table:style-name="ce11">
            <text:p>687,309</text:p>
          </table:table-cell>
          <table:table-cell office:value-type="float" office:value="397510" table:style-name="ce11">
            <text:p>397,510</text:p>
          </table:table-cell>
          <table:table-cell office:value-type="float" office:value="4318" table:style-name="ce11">
            <text:p>4,318</text:p>
          </table:table-cell>
          <table:table-cell office:value-type="float" office:value="4635" table:style-name="ce11">
            <text:p>4,635</text:p>
          </table:table-cell>
          <table:table-cell office:value-type="float" office:value="979624" table:style-name="ce11">
            <text:p>979,624</text:p>
          </table:table-cell>
          <table:table-cell office:value-type="float" office:value="717099" table:style-name="ce11">
            <text:p>717,099</text:p>
          </table:table-cell>
          <table:table-cell office:value-type="float" office:value="3622671" table:style-name="ce11">
            <text:p>3,622,671</text:p>
          </table:table-cell>
          <table:table-cell office:value-type="float" office:value="1399" table:style-name="ce11">
            <text:p>1,399</text:p>
          </table:table-cell>
          <table:table-cell office:value-type="float" office:value="0.18" table:style-name="ce12">
            <text:p>0.18</text:p>
          </table:table-cell>
          <table:table-cell office:value-type="float" office:value="0.16" table:style-name="ce12">
            <text:p>0.16</text:p>
          </table:table-cell>
          <table:table-cell office:value-type="float" office:value="468.4" table:style-name="ce12">
            <text:p>468.40</text:p>
          </table:table-cell>
          <table:table-cell office:value-type="float" office:value="4860" table:style-name="ce11">
            <text:p>4,860</text:p>
          </table:table-cell>
          <table:table-cell office:value-type="float" office:value="10573" table:style-name="ce11">
            <text:p>10,573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第一商業銀行</text:p>
          </table:table-cell>
          <table:table-cell office:value-type="float" office:value="1574030" table:style-name="ce11">
            <text:p>1,574,030</text:p>
          </table:table-cell>
          <table:table-cell office:value-type="float" office:value="951249" table:style-name="ce11">
            <text:p>951,249</text:p>
          </table:table-cell>
          <table:table-cell office:value-type="float" office:value="16126" table:style-name="ce11">
            <text:p>16,126</text:p>
          </table:table-cell>
          <table:table-cell office:value-type="float" office:value="10888" table:style-name="ce11">
            <text:p>10,888</text:p>
          </table:table-cell>
          <table:table-cell office:value-type="float" office:value="1385850" table:style-name="ce11">
            <text:p>1,385,850</text:p>
          </table:table-cell>
          <table:table-cell office:value-type="float" office:value="2171872" table:style-name="ce11">
            <text:p>2,171,872</text:p>
          </table:table-cell>
          <table:table-cell office:value-type="float" office:value="5887991" table:style-name="ce11">
            <text:p>5,887,991</text:p>
          </table:table-cell>
          <table:table-cell office:value-type="float" office:value="4947" table:style-name="ce11">
            <text:p>4,947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779.86" table:style-name="ce12">
            <text:p>779.86</text:p>
          </table:table-cell>
          <table:table-cell office:value-type="float" office:value="7389" table:style-name="ce11">
            <text:p>7,389</text:p>
          </table:table-cell>
          <table:table-cell office:value-type="float" office:value="14660" table:style-name="ce11">
            <text:p>14,66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南商業銀行</text:p>
          </table:table-cell>
          <table:table-cell office:value-type="float" office:value="1070687" table:style-name="ce11">
            <text:p>1,070,687</text:p>
          </table:table-cell>
          <table:table-cell office:value-type="float" office:value="827852" table:style-name="ce11">
            <text:p>827,852</text:p>
          </table:table-cell>
          <table:table-cell office:value-type="float" office:value="8297" table:style-name="ce11">
            <text:p>8,297</text:p>
          </table:table-cell>
          <table:table-cell office:value-type="float" office:value="6762" table:style-name="ce11">
            <text:p>6,762</text:p>
          </table:table-cell>
          <table:table-cell office:value-type="float" office:value="1052864" table:style-name="ce11">
            <text:p>1,052,864</text:p>
          </table:table-cell>
          <table:table-cell office:value-type="float" office:value="4281828" table:style-name="ce11">
            <text:p>4,281,828</text:p>
          </table:table-cell>
          <table:table-cell office:value-type="float" office:value="4488534" table:style-name="ce11">
            <text:p>4,488,534</text:p>
          </table:table-cell>
          <table:table-cell office:value-type="float" office:value="1143" table:style-name="ce11">
            <text:p>1,143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323.89" table:style-name="ce12">
            <text:p>323.89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彰化商業銀行</text:p>
          </table:table-cell>
          <table:table-cell office:value-type="float" office:value="623628" table:style-name="ce11">
            <text:p>623,628</text:p>
          </table:table-cell>
          <table:table-cell office:value-type="float" office:value="285607" table:style-name="ce11">
            <text:p>285,607</text:p>
          </table:table-cell>
          <table:table-cell office:value-type="float" office:value="8760" table:style-name="ce11">
            <text:p>8,760</text:p>
          </table:table-cell>
          <table:table-cell office:value-type="float" office:value="8352" table:style-name="ce11">
            <text:p>8,352</text:p>
          </table:table-cell>
          <table:table-cell office:value-type="float" office:value="348053" table:style-name="ce11">
            <text:p>348,053</text:p>
          </table:table-cell>
          <table:table-cell office:value-type="float" office:value="653102" table:style-name="ce11">
            <text:p>653,102</text:p>
          </table:table-cell>
          <table:table-cell office:value-type="float" office:value="1817155" table:style-name="ce11">
            <text:p>1,817,155</text:p>
          </table:table-cell>
          <table:table-cell office:value-type="float" office:value="759" table:style-name="ce11">
            <text:p>759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663.53" table:style-name="ce12">
            <text:p>663.53</text:p>
          </table:table-cell>
          <table:table-cell office:value-type="float" office:value="1999" table:style-name="ce11">
            <text:p>1,999</text:p>
          </table:table-cell>
          <table:table-cell office:value-type="float" office:value="3978" table:style-name="ce11">
            <text:p>3,978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上海商業儲蓄銀行</text:p>
          </table:table-cell>
          <table:table-cell office:value-type="float" office:value="479575" table:style-name="ce11">
            <text:p>479,575</text:p>
          </table:table-cell>
          <table:table-cell office:value-type="float" office:value="213231" table:style-name="ce11">
            <text:p>213,231</text:p>
          </table:table-cell>
          <table:table-cell office:value-type="float" office:value="1910" table:style-name="ce11">
            <text:p>1,910</text:p>
          </table:table-cell>
          <table:table-cell office:value-type="float" office:value="2432" table:style-name="ce11">
            <text:p>2,432</text:p>
          </table:table-cell>
          <table:table-cell office:value-type="float" office:value="643623" table:style-name="ce11">
            <text:p>643,623</text:p>
          </table:table-cell>
          <table:table-cell office:value-type="float" office:value="1855204" table:style-name="ce11">
            <text:p>1,855,204</text:p>
          </table:table-cell>
          <table:table-cell office:value-type="float" office:value="1535427" table:style-name="ce11">
            <text:p>1,535,427</text:p>
          </table:table-cell>
          <table:table-cell office:value-type="float" office:value="4075" table:style-name="ce11">
            <text:p>4,075</text:p>
          </table:table-cell>
          <table:table-cell office:value-type="float" office:value="0.3" table:style-name="ce12">
            <text:p>0.30</text:p>
          </table:table-cell>
          <table:table-cell office:value-type="float" office:value="0.2" table:style-name="ce12">
            <text:p>0.20</text:p>
          </table:table-cell>
          <table:table-cell office:value-type="float" office:value="618.80999999999995" table:style-name="ce12">
            <text:p>618.81</text:p>
          </table:table-cell>
          <table:table-cell office:value-type="float" office:value="-45" table:style-name="ce11">
            <text:p>-45</text:p>
          </table:table-cell>
          <table:table-cell office:value-type="float" office:value="4134" table:style-name="ce11">
            <text:p>4,13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北富邦商業銀行</text:p>
          </table:table-cell>
          <table:table-cell office:value-type="float" office:value="7311101" table:style-name="ce11">
            <text:p>7,311,101</text:p>
          </table:table-cell>
          <table:table-cell office:value-type="float" office:value="5580767" table:style-name="ce11">
            <text:p>5,580,767</text:p>
          </table:table-cell>
          <table:table-cell office:value-type="float" office:value="57859" table:style-name="ce11">
            <text:p>57,859</text:p>
          </table:table-cell>
          <table:table-cell office:value-type="float" office:value="19551" table:style-name="ce11">
            <text:p>19,551</text:p>
          </table:table-cell>
          <table:table-cell office:value-type="float" office:value="9310986" table:style-name="ce11">
            <text:p>9,310,986</text:p>
          </table:table-cell>
          <table:table-cell office:value-type="float" office:value="32833348" table:style-name="ce11">
            <text:p>32,833,348</text:p>
          </table:table-cell>
          <table:table-cell office:value-type="float" office:value="42580200" table:style-name="ce11">
            <text:p>42,580,200</text:p>
          </table:table-cell>
          <table:table-cell office:value-type="float" office:value="68891" table:style-name="ce11">
            <text:p>68,891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1421.33" table:style-name="ce12">
            <text:p>1,421.33</text:p>
          </table:table-cell>
          <table:table-cell office:value-type="float" office:value="51009" table:style-name="ce11">
            <text:p>51,009</text:p>
          </table:table-cell>
          <table:table-cell office:value-type="float" office:value="105472" table:style-name="ce11">
            <text:p>105,47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國泰世華商業銀行</text:p>
          </table:table-cell>
          <table:table-cell office:value-type="float" office:value="7222583" table:style-name="ce11">
            <text:p>7,222,583</text:p>
          </table:table-cell>
          <table:table-cell office:value-type="float" office:value="4663895" table:style-name="ce11">
            <text:p>4,663,895</text:p>
          </table:table-cell>
          <table:table-cell office:value-type="float" office:value="39698" table:style-name="ce11">
            <text:p>39,698</text:p>
          </table:table-cell>
          <table:table-cell office:value-type="float" office:value="27137" table:style-name="ce11">
            <text:p>27,137</text:p>
          </table:table-cell>
          <table:table-cell office:value-type="float" office:value="17347200" table:style-name="ce11">
            <text:p>17,347,200</text:p>
          </table:table-cell>
          <table:table-cell office:value-type="float" office:value="24748545" table:style-name="ce11">
            <text:p>24,748,545</text:p>
          </table:table-cell>
          <table:table-cell office:value-type="float" office:value="50000910" table:style-name="ce11">
            <text:p>50,000,910</text:p>
          </table:table-cell>
          <table:table-cell office:value-type="float" office:value="150241" table:style-name="ce11">
            <text:p>150,241</text:p>
          </table:table-cell>
          <table:table-cell office:value-type="float" office:value="0.22" table:style-name="ce12">
            <text:p>0.22</text:p>
          </table:table-cell>
          <table:table-cell office:value-type="float" office:value="0" table:style-name="ce12">
            <text:p>0.00</text:p>
          </table:table-cell>
          <table:table-cell office:value-type="float" office:value="1295.8800000000001" table:style-name="ce12">
            <text:p>1,295.88</text:p>
          </table:table-cell>
          <table:table-cell office:value-type="float" office:value="77200" table:style-name="ce11">
            <text:p>77,200</text:p>
          </table:table-cell>
          <table:table-cell office:value-type="float" office:value="151761" table:style-name="ce11">
            <text:p>151,76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高雄銀行</text:p>
          </table:table-cell>
          <table:table-cell office:value-type="float" office:value="9856" table:style-name="ce11">
            <text:p>9,856</text:p>
          </table:table-cell>
          <table:table-cell office:value-type="float" office:value="4390" table:style-name="ce11">
            <text:p>4,390</text:p>
          </table:table-cell>
          <table:table-cell office:value-type="float" office:value="19" table:style-name="ce11">
            <text:p>19</text:p>
          </table:table-cell>
          <table:table-cell office:value-type="float" office:value="60" table:style-name="ce11">
            <text:p>60</text:p>
          </table:table-cell>
          <table:table-cell office:value-type="float" office:value="14744" table:style-name="ce11">
            <text:p>14,744</text:p>
          </table:table-cell>
          <table:table-cell office:value-type="float" office:value="527" table:style-name="ce11">
            <text:p>527</text:p>
          </table:table-cell>
          <table:table-cell office:value-type="float" office:value="139391" table:style-name="ce11">
            <text:p>139,391</text:p>
          </table:table-cell>
          <table:table-cell office:value-type="float" office:value="43" table:style-name="ce11">
            <text:p>43</text:p>
          </table:table-cell>
          <table:table-cell office:value-type="float" office:value="0.87" table:style-name="ce12">
            <text:p>0.87</text:p>
          </table:table-cell>
          <table:table-cell office:value-type="float" office:value="0.72" table:style-name="ce12">
            <text:p>0.72</text:p>
          </table:table-cell>
          <table:table-cell office:value-type="float" office:value="180.16" table:style-name="ce12">
            <text:p>180.16</text:p>
          </table:table-cell>
          <table:table-cell office:value-type="float" office:value="34" table:style-name="ce11">
            <text:p>34</text:p>
          </table:table-cell>
          <table:table-cell office:value-type="float" office:value="34" table:style-name="ce11">
            <text:p>3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兆豐國際商業銀行</text:p>
          </table:table-cell>
          <table:table-cell office:value-type="float" office:value="1155406" table:style-name="ce11">
            <text:p>1,155,406</text:p>
          </table:table-cell>
          <table:table-cell office:value-type="float" office:value="655549" table:style-name="ce11">
            <text:p>655,549</text:p>
          </table:table-cell>
          <table:table-cell office:value-type="float" office:value="5433" table:style-name="ce11">
            <text:p>5,433</text:p>
          </table:table-cell>
          <table:table-cell office:value-type="float" office:value="4744" table:style-name="ce11">
            <text:p>4,744</text:p>
          </table:table-cell>
          <table:table-cell office:value-type="float" office:value="1703891" table:style-name="ce11">
            <text:p>1,703,891</text:p>
          </table:table-cell>
          <table:table-cell office:value-type="float" office:value="2894339" table:style-name="ce11">
            <text:p>2,894,339</text:p>
          </table:table-cell>
          <table:table-cell office:value-type="float" office:value="4013203" table:style-name="ce11">
            <text:p>4,013,203</text:p>
          </table:table-cell>
          <table:table-cell office:value-type="float" office:value="12800" table:style-name="ce11">
            <text:p>12,800</text:p>
          </table:table-cell>
          <table:table-cell office:value-type="float" office:value="0.24" table:style-name="ce12">
            <text:p>0.24</text:p>
          </table:table-cell>
          <table:table-cell office:value-type="float" office:value="0.01" table:style-name="ce12">
            <text:p>0.01</text:p>
          </table:table-cell>
          <table:table-cell office:value-type="float" office:value="637.70000000000005" table:style-name="ce12">
            <text:p>637.70</text:p>
          </table:table-cell>
          <table:table-cell office:value-type="float" office:value="8059" table:style-name="ce11">
            <text:p>8,059</text:p>
          </table:table-cell>
          <table:table-cell office:value-type="float" office:value="19015" table:style-name="ce11">
            <text:p>19,01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花旗(台灣)商業銀行</text:p>
          </table:table-cell>
          <table:table-cell office:value-type="float" office:value="20418" table:style-name="ce11">
            <text:p>20,418</text:p>
          </table:table-cell>
          <table:table-cell office:value-type="float" office:value="12683" table:style-name="ce11">
            <text:p>12,683</text:p>
          </table:table-cell>
          <table:table-cell office:value-type="float" office:value="244" table:style-name="ce11">
            <text:p>244</text:p>
          </table:table-cell>
          <table:table-cell office:value-type="float" office:value="172" table:style-name="ce11">
            <text:p>172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295569" table:style-name="ce11">
            <text:p>295,569</text:p>
          </table:table-cell>
          <table:table-cell office:value-type="float" office:value="0" table:style-name="ce11">
            <text:p>0</text:p>
          </table:table-cell>
          <table:table-cell office:value-type="float" office:value="0.09" table:style-name="ce12">
            <text:p>0.09</text:p>
          </table:table-cell>
          <table:table-cell office:value-type="float" office:value="0" table:style-name="ce12">
            <text:p>0.00</text:p>
          </table:table-cell>
          <table:table-cell office:value-type="float" office:value="264.75" table:style-name="ce12">
            <text:p>264.7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中小企業銀行</text:p>
          </table:table-cell>
          <table:table-cell office:value-type="float" office:value="169229" table:style-name="ce11">
            <text:p>169,229</text:p>
          </table:table-cell>
          <table:table-cell office:value-type="float" office:value="95343" table:style-name="ce11">
            <text:p>95,343</text:p>
          </table:table-cell>
          <table:table-cell office:value-type="float" office:value="370" table:style-name="ce11">
            <text:p>370</text:p>
          </table:table-cell>
          <table:table-cell office:value-type="float" office:value="1087" table:style-name="ce11">
            <text:p>1,087</text:p>
          </table:table-cell>
          <table:table-cell office:value-type="float" office:value="279756" table:style-name="ce11">
            <text:p>279,756</text:p>
          </table:table-cell>
          <table:table-cell office:value-type="float" office:value="146843" table:style-name="ce11">
            <text:p>146,843</text:p>
          </table:table-cell>
          <table:table-cell office:value-type="float" office:value="851714" table:style-name="ce11">
            <text:p>851,714</text:p>
          </table:table-cell>
          <table:table-cell office:value-type="float" office:value="918" table:style-name="ce11">
            <text:p>918</text:p>
          </table:table-cell>
          <table:table-cell office:value-type="float" office:value="0.34" table:style-name="ce12">
            <text:p>0.34</text:p>
          </table:table-cell>
          <table:table-cell office:value-type="float" office:value="0.06" table:style-name="ce12">
            <text:p>0.06</text:p>
          </table:table-cell>
          <table:table-cell office:value-type="float" office:value="232.14" table:style-name="ce12">
            <text:p>232.14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渣打國際商業銀行</text:p>
          </table:table-cell>
          <table:table-cell office:value-type="float" office:value="284612" table:style-name="ce11">
            <text:p>284,612</text:p>
          </table:table-cell>
          <table:table-cell office:value-type="float" office:value="185856" table:style-name="ce11">
            <text:p>185,856</text:p>
          </table:table-cell>
          <table:table-cell office:value-type="float" office:value="3119" table:style-name="ce11">
            <text:p>3,119</text:p>
          </table:table-cell>
          <table:table-cell office:value-type="float" office:value="4162" table:style-name="ce11">
            <text:p>4,162</text:p>
          </table:table-cell>
          <table:table-cell office:value-type="float" office:value="899476" table:style-name="ce11">
            <text:p>899,476</text:p>
          </table:table-cell>
          <table:table-cell office:value-type="float" office:value="611473" table:style-name="ce11">
            <text:p>611,473</text:p>
          </table:table-cell>
          <table:table-cell office:value-type="float" office:value="1608132" table:style-name="ce11">
            <text:p>1,608,132</text:p>
          </table:table-cell>
          <table:table-cell office:value-type="float" office:value="2924" table:style-name="ce11">
            <text:p>2,924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854.65" table:style-name="ce12">
            <text:p>854.65</text:p>
          </table:table-cell>
          <table:table-cell office:value-type="float" office:value="4779" table:style-name="ce11">
            <text:p>4,779</text:p>
          </table:table-cell>
          <table:table-cell office:value-type="float" office:value="8311" table:style-name="ce11">
            <text:p>8,31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中商業銀行</text:p>
          </table:table-cell>
          <table:table-cell office:value-type="float" office:value="167145" table:style-name="ce11">
            <text:p>167,145</text:p>
          </table:table-cell>
          <table:table-cell office:value-type="float" office:value="82017" table:style-name="ce11">
            <text:p>82,017</text:p>
          </table:table-cell>
          <table:table-cell office:value-type="float" office:value="1481" table:style-name="ce11">
            <text:p>1,481</text:p>
          </table:table-cell>
          <table:table-cell office:value-type="float" office:value="619" table:style-name="ce11">
            <text:p>619</text:p>
          </table:table-cell>
          <table:table-cell office:value-type="float" office:value="210726" table:style-name="ce11">
            <text:p>210,726</text:p>
          </table:table-cell>
          <table:table-cell office:value-type="float" office:value="45793" table:style-name="ce11">
            <text:p>45,793</text:p>
          </table:table-cell>
          <table:table-cell office:value-type="float" office:value="561788" table:style-name="ce11">
            <text:p>561,788</text:p>
          </table:table-cell>
          <table:table-cell office:value-type="float" office:value="239" table:style-name="ce11">
            <text:p>239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1250.67" table:style-name="ce12">
            <text:p>1,250.67</text:p>
          </table:table-cell>
          <table:table-cell office:value-type="float" office:value="1313" table:style-name="ce11">
            <text:p>1,313</text:p>
          </table:table-cell>
          <table:table-cell office:value-type="float" office:value="3230" table:style-name="ce11">
            <text:p>3,23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滙豐(台灣)商業銀行</text:p>
          </table:table-cell>
          <table:table-cell office:value-type="float" office:value="722157" table:style-name="ce11">
            <text:p>722,157</text:p>
          </table:table-cell>
          <table:table-cell office:value-type="float" office:value="475203" table:style-name="ce11">
            <text:p>475,203</text:p>
          </table:table-cell>
          <table:table-cell office:value-type="float" office:value="10125" table:style-name="ce11">
            <text:p>10,125</text:p>
          </table:table-cell>
          <table:table-cell office:value-type="float" office:value="6391" table:style-name="ce11">
            <text:p>6,391</text:p>
          </table:table-cell>
          <table:table-cell office:value-type="float" office:value="1853924" table:style-name="ce11">
            <text:p>1,853,924</text:p>
          </table:table-cell>
          <table:table-cell office:value-type="float" office:value="1408414" table:style-name="ce11">
            <text:p>1,408,414</text:p>
          </table:table-cell>
          <table:table-cell office:value-type="float" office:value="6885212" table:style-name="ce11">
            <text:p>6,885,212</text:p>
          </table:table-cell>
          <table:table-cell office:value-type="float" office:value="11341" table:style-name="ce11">
            <text:p>11,341</text:p>
          </table:table-cell>
          <table:table-cell office:value-type="float" office:value="0.3" table:style-name="ce12">
            <text:p>0.30</text:p>
          </table:table-cell>
          <table:table-cell office:value-type="float" office:value="0" table:style-name="ce12">
            <text:p>0.00</text:p>
          </table:table-cell>
          <table:table-cell office:value-type="float" office:value="1099.19" table:style-name="ce12">
            <text:p>1,099.19</text:p>
          </table:table-cell>
          <table:table-cell office:value-type="float" office:value="7492" table:style-name="ce11">
            <text:p>7,492</text:p>
          </table:table-cell>
          <table:table-cell office:value-type="float" office:value="17546" table:style-name="ce11">
            <text:p>17,54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華泰商業銀行</text:p>
          </table:table-cell>
          <table:table-cell office:value-type="float" office:value="9024" table:style-name="ce11">
            <text:p>9,024</text:p>
          </table:table-cell>
          <table:table-cell office:value-type="float" office:value="4855" table:style-name="ce11">
            <text:p>4,855</text:p>
          </table:table-cell>
          <table:table-cell office:value-type="float" office:value="15" table:style-name="ce11">
            <text:p>15</text:p>
          </table:table-cell>
          <table:table-cell office:value-type="float" office:value="12" table:style-name="ce11">
            <text:p>12</text:p>
          </table:table-cell>
          <table:table-cell office:value-type="float" office:value="7978" table:style-name="ce11">
            <text:p>7,978</text:p>
          </table:table-cell>
          <table:table-cell office:value-type="float" office:value="2473" table:style-name="ce11">
            <text:p>2,473</text:p>
          </table:table-cell>
          <table:table-cell office:value-type="float" office:value="44158" table:style-name="ce11">
            <text:p>44,158</text:p>
          </table:table-cell>
          <table:table-cell office:value-type="float" office:value="0" table:style-name="ce11">
            <text:p>0</text:p>
          </table:table-cell>
          <table:table-cell office:value-type="float" office:value="0.39" table:style-name="ce12">
            <text:p>0.39</text:p>
          </table:table-cell>
          <table:table-cell office:value-type="float" office:value="0" table:style-name="ce12">
            <text:p>0.00</text:p>
          </table:table-cell>
          <table:table-cell office:value-type="float" office:value="765.06" table:style-name="ce12">
            <text:p>765.0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臺灣新光商業銀行</text:p>
          </table:table-cell>
          <table:table-cell office:value-type="float" office:value="1076313" table:style-name="ce11">
            <text:p>1,076,313</text:p>
          </table:table-cell>
          <table:table-cell office:value-type="float" office:value="600903" table:style-name="ce11">
            <text:p>600,903</text:p>
          </table:table-cell>
          <table:table-cell office:value-type="float" office:value="7853" table:style-name="ce11">
            <text:p>7,853</text:p>
          </table:table-cell>
          <table:table-cell office:value-type="float" office:value="5086" table:style-name="ce11">
            <text:p>5,086</text:p>
          </table:table-cell>
          <table:table-cell office:value-type="float" office:value="1660570" table:style-name="ce11">
            <text:p>1,660,570</text:p>
          </table:table-cell>
          <table:table-cell office:value-type="float" office:value="2224945" table:style-name="ce11">
            <text:p>2,224,945</text:p>
          </table:table-cell>
          <table:table-cell office:value-type="float" office:value="3925840" table:style-name="ce11">
            <text:p>3,925,840</text:p>
          </table:table-cell>
          <table:table-cell office:value-type="float" office:value="3249" table:style-name="ce11">
            <text:p>3,249</text:p>
          </table:table-cell>
          <table:table-cell office:value-type="float" office:value="0.2" table:style-name="ce12">
            <text:p>0.20</text:p>
          </table:table-cell>
          <table:table-cell office:value-type="float" office:value="0.02" table:style-name="ce12">
            <text:p>0.02</text:p>
          </table:table-cell>
          <table:table-cell office:value-type="float" office:value="338.71" table:style-name="ce12">
            <text:p>338.71</text:p>
          </table:table-cell>
          <table:table-cell office:value-type="float" office:value="7637" table:style-name="ce11">
            <text:p>7,637</text:p>
          </table:table-cell>
          <table:table-cell office:value-type="float" office:value="15166" table:style-name="ce11">
            <text:p>15,16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陽信商業銀行</text:p>
          </table:table-cell>
          <table:table-cell office:value-type="float" office:value="117858" table:style-name="ce11">
            <text:p>117,858</text:p>
          </table:table-cell>
          <table:table-cell office:value-type="float" office:value="57119" table:style-name="ce11">
            <text:p>57,119</text:p>
          </table:table-cell>
          <table:table-cell office:value-type="float" office:value="1191" table:style-name="ce11">
            <text:p>1,191</text:p>
          </table:table-cell>
          <table:table-cell office:value-type="float" office:value="1006" table:style-name="ce11">
            <text:p>1,006</text:p>
          </table:table-cell>
          <table:table-cell office:value-type="float" office:value="174135" table:style-name="ce11">
            <text:p>174,135</text:p>
          </table:table-cell>
          <table:table-cell office:value-type="float" office:value="122825" table:style-name="ce11">
            <text:p>122,825</text:p>
          </table:table-cell>
          <table:table-cell office:value-type="float" office:value="392593" table:style-name="ce11">
            <text:p>392,593</text:p>
          </table:table-cell>
          <table:table-cell office:value-type="float" office:value="124" table:style-name="ce11">
            <text:p>124</text:p>
          </table:table-cell>
          <table:table-cell office:value-type="float" office:value="0.55000000000000004" table:style-name="ce12">
            <text:p>0.55</text:p>
          </table:table-cell>
          <table:table-cell office:value-type="float" office:value="0.02" table:style-name="ce12">
            <text:p>0.02</text:p>
          </table:table-cell>
          <table:table-cell office:value-type="float" office:value="330.86" table:style-name="ce12">
            <text:p>330.86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三信商業銀行</text:p>
          </table:table-cell>
          <table:table-cell office:value-type="float" office:value="20100" table:style-name="ce11">
            <text:p>20,100</text:p>
          </table:table-cell>
          <table:table-cell office:value-type="float" office:value="13216" table:style-name="ce11">
            <text:p>13,216</text:p>
          </table:table-cell>
          <table:table-cell office:value-type="float" office:value="318" table:style-name="ce11">
            <text:p>318</text:p>
          </table:table-cell>
          <table:table-cell office:value-type="float" office:value="81" table:style-name="ce11">
            <text:p>81</text:p>
          </table:table-cell>
          <table:table-cell office:value-type="float" office:value="29956" table:style-name="ce11">
            <text:p>29,956</text:p>
          </table:table-cell>
          <table:table-cell office:value-type="float" office:value="16763" table:style-name="ce11">
            <text:p>16,763</text:p>
          </table:table-cell>
          <table:table-cell office:value-type="float" office:value="133485" table:style-name="ce11">
            <text:p>133,485</text:p>
          </table:table-cell>
          <table:table-cell office:value-type="float" office:value="16" table:style-name="ce11">
            <text:p>16</text:p>
          </table:table-cell>
          <table:table-cell office:value-type="float" office:value="0.17" table:style-name="ce12">
            <text:p>0.17</text:p>
          </table:table-cell>
          <table:table-cell office:value-type="float" office:value="0" table:style-name="ce12">
            <text:p>0.00</text:p>
          </table:table-cell>
          <table:table-cell office:value-type="float" office:value="4407.05" table:style-name="ce12">
            <text:p>4,407.05</text:p>
          </table:table-cell>
          <table:table-cell office:value-type="float" office:value="199" table:style-name="ce11">
            <text:p>199</text:p>
          </table:table-cell>
          <table:table-cell office:value-type="float" office:value="266" table:style-name="ce11">
            <text:p>26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聯邦商業銀行</text:p>
          </table:table-cell>
          <table:table-cell office:value-type="float" office:value="2930343" table:style-name="ce11">
            <text:p>2,930,343</text:p>
          </table:table-cell>
          <table:table-cell office:value-type="float" office:value="1824889" table:style-name="ce11">
            <text:p>1,824,889</text:p>
          </table:table-cell>
          <table:table-cell office:value-type="float" office:value="44252" table:style-name="ce11">
            <text:p>44,252</text:p>
          </table:table-cell>
          <table:table-cell office:value-type="float" office:value="15550" table:style-name="ce11">
            <text:p>15,550</text:p>
          </table:table-cell>
          <table:table-cell office:value-type="float" office:value="6116619" table:style-name="ce11">
            <text:p>6,116,619</text:p>
          </table:table-cell>
          <table:table-cell office:value-type="float" office:value="5769455" table:style-name="ce11">
            <text:p>5,769,455</text:p>
          </table:table-cell>
          <table:table-cell office:value-type="float" office:value="15251488" table:style-name="ce11">
            <text:p>15,251,488</text:p>
          </table:table-cell>
          <table:table-cell office:value-type="float" office:value="26898" table:style-name="ce11">
            <text:p>26,898</text:p>
          </table:table-cell>
          <table:table-cell office:value-type="float" office:value="0.12" table:style-name="ce12">
            <text:p>0.12</text:p>
          </table:table-cell>
          <table:table-cell office:value-type="float" office:value="0" table:style-name="ce12">
            <text:p>0.00</text:p>
          </table:table-cell>
          <table:table-cell office:value-type="float" office:value="267.02" table:style-name="ce12">
            <text:p>267.02</text:p>
          </table:table-cell>
          <table:table-cell office:value-type="float" office:value="16854" table:style-name="ce11">
            <text:p>16,854</text:p>
          </table:table-cell>
          <table:table-cell office:value-type="float" office:value="33644" table:style-name="ce11">
            <text:p>33,64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遠東國際商業銀行</text:p>
          </table:table-cell>
          <table:table-cell office:value-type="float" office:value="1353010" table:style-name="ce11">
            <text:p>1,353,010</text:p>
          </table:table-cell>
          <table:table-cell office:value-type="float" office:value="968101" table:style-name="ce11">
            <text:p>968,101</text:p>
          </table:table-cell>
          <table:table-cell office:value-type="float" office:value="5557" table:style-name="ce11">
            <text:p>5,557</text:p>
          </table:table-cell>
          <table:table-cell office:value-type="float" office:value="6196" table:style-name="ce11">
            <text:p>6,196</text:p>
          </table:table-cell>
          <table:table-cell office:value-type="float" office:value="3510004" table:style-name="ce11">
            <text:p>3,510,004</text:p>
          </table:table-cell>
          <table:table-cell office:value-type="float" office:value="4490910" table:style-name="ce11">
            <text:p>4,490,910</text:p>
          </table:table-cell>
          <table:table-cell office:value-type="float" office:value="4306401" table:style-name="ce11">
            <text:p>4,306,401</text:p>
          </table:table-cell>
          <table:table-cell office:value-type="float" office:value="67969" table:style-name="ce11">
            <text:p>67,969</text:p>
          </table:table-cell>
          <table:table-cell office:value-type="float" office:value="0.28000000000000003" table:style-name="ce12">
            <text:p>0.28</text:p>
          </table:table-cell>
          <table:table-cell office:value-type="float" office:value="0.03" table:style-name="ce12">
            <text:p>0.03</text:p>
          </table:table-cell>
          <table:table-cell office:value-type="float" office:value="103.51" table:style-name="ce12">
            <text:p>103.51</text:p>
          </table:table-cell>
          <table:table-cell office:value-type="float" office:value="11113" table:style-name="ce11">
            <text:p>11,113</text:p>
          </table:table-cell>
          <table:table-cell office:value-type="float" office:value="23654" table:style-name="ce11">
            <text:p>23,65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元大商業銀行</text:p>
          </table:table-cell>
          <table:table-cell office:value-type="float" office:value="1205676" table:style-name="ce11">
            <text:p>1,205,676</text:p>
          </table:table-cell>
          <table:table-cell office:value-type="float" office:value="559391" table:style-name="ce11">
            <text:p>559,391</text:p>
          </table:table-cell>
          <table:table-cell office:value-type="float" office:value="4452" table:style-name="ce11">
            <text:p>4,452</text:p>
          </table:table-cell>
          <table:table-cell office:value-type="float" office:value="6707" table:style-name="ce11">
            <text:p>6,707</text:p>
          </table:table-cell>
          <table:table-cell office:value-type="float" office:value="1112351" table:style-name="ce11">
            <text:p>1,112,351</text:p>
          </table:table-cell>
          <table:table-cell office:value-type="float" office:value="3491424" table:style-name="ce11">
            <text:p>3,491,424</text:p>
          </table:table-cell>
          <table:table-cell office:value-type="float" office:value="4152557" table:style-name="ce11">
            <text:p>4,152,557</text:p>
          </table:table-cell>
          <table:table-cell office:value-type="float" office:value="11394" table:style-name="ce11">
            <text:p>11,394</text:p>
          </table:table-cell>
          <table:table-cell office:value-type="float" office:value="0.08" table:style-name="ce12">
            <text:p>0.08</text:p>
          </table:table-cell>
          <table:table-cell office:value-type="float" office:value="0" table:style-name="ce12">
            <text:p>0.00</text:p>
          </table:table-cell>
          <table:table-cell office:value-type="float" office:value="932.48" table:style-name="ce12">
            <text:p>932.48</text:p>
          </table:table-cell>
          <table:table-cell office:value-type="float" office:value="5501" table:style-name="ce11">
            <text:p>5,501</text:p>
          </table:table-cell>
          <table:table-cell office:value-type="float" office:value="11204" table:style-name="ce11">
            <text:p>11,20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永豐商業銀行</text:p>
          </table:table-cell>
          <table:table-cell office:value-type="float" office:value="2222178" table:style-name="ce11">
            <text:p>2,222,178</text:p>
          </table:table-cell>
          <table:table-cell office:value-type="float" office:value="1261613" table:style-name="ce11">
            <text:p>1,261,613</text:p>
          </table:table-cell>
          <table:table-cell office:value-type="float" office:value="11839" table:style-name="ce11">
            <text:p>11,839</text:p>
          </table:table-cell>
          <table:table-cell office:value-type="float" office:value="6653" table:style-name="ce11">
            <text:p>6,653</text:p>
          </table:table-cell>
          <table:table-cell office:value-type="float" office:value="3781390" table:style-name="ce11">
            <text:p>3,781,390</text:p>
          </table:table-cell>
          <table:table-cell office:value-type="float" office:value="4943560" table:style-name="ce11">
            <text:p>4,943,560</text:p>
          </table:table-cell>
          <table:table-cell office:value-type="float" office:value="10210409" table:style-name="ce11">
            <text:p>10,210,409</text:p>
          </table:table-cell>
          <table:table-cell office:value-type="float" office:value="47894" table:style-name="ce11">
            <text:p>47,894</text:p>
          </table:table-cell>
          <table:table-cell office:value-type="float" office:value="0.13" table:style-name="ce12">
            <text:p>0.13</text:p>
          </table:table-cell>
          <table:table-cell office:value-type="float" office:value="0" table:style-name="ce12">
            <text:p>0.00</text:p>
          </table:table-cell>
          <table:table-cell office:value-type="float" office:value="641.33000000000004" table:style-name="ce12">
            <text:p>641.33</text:p>
          </table:table-cell>
          <table:table-cell office:value-type="float" office:value="15460" table:style-name="ce11">
            <text:p>15,460</text:p>
          </table:table-cell>
          <table:table-cell office:value-type="float" office:value="31472" table:style-name="ce11">
            <text:p>31,47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玉山商業銀行</text:p>
          </table:table-cell>
          <table:table-cell office:value-type="float" office:value="7231571" table:style-name="ce11">
            <text:p>7,231,571</text:p>
          </table:table-cell>
          <table:table-cell office:value-type="float" office:value="4814216" table:style-name="ce11">
            <text:p>4,814,216</text:p>
          </table:table-cell>
          <table:table-cell office:value-type="float" office:value="61083" table:style-name="ce11">
            <text:p>61,083</text:p>
          </table:table-cell>
          <table:table-cell office:value-type="float" office:value="56691" table:style-name="ce11">
            <text:p>56,691</text:p>
          </table:table-cell>
          <table:table-cell office:value-type="float" office:value="13145624" table:style-name="ce11">
            <text:p>13,145,624</text:p>
          </table:table-cell>
          <table:table-cell office:value-type="float" office:value="22005993" table:style-name="ce11">
            <text:p>22,005,993</text:p>
          </table:table-cell>
          <table:table-cell office:value-type="float" office:value="40695584" table:style-name="ce11">
            <text:p>40,695,584</text:p>
          </table:table-cell>
          <table:table-cell office:value-type="float" office:value="179862" table:style-name="ce11">
            <text:p>179,862</text:p>
          </table:table-cell>
          <table:table-cell office:value-type="float" office:value="0.22" table:style-name="ce12">
            <text:p>0.22</text:p>
          </table:table-cell>
          <table:table-cell office:value-type="float" office:value="0.03" table:style-name="ce12">
            <text:p>0.03</text:p>
          </table:table-cell>
          <table:table-cell office:value-type="float" office:value="318.63" table:style-name="ce12">
            <text:p>318.63</text:p>
          </table:table-cell>
          <table:table-cell office:value-type="float" office:value="46857" table:style-name="ce11">
            <text:p>46,857</text:p>
          </table:table-cell>
          <table:table-cell office:value-type="float" office:value="94022" table:style-name="ce11">
            <text:p>94,022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凱基商業銀行</text:p>
          </table:table-cell>
          <table:table-cell office:value-type="float" office:value="370790" table:style-name="ce11">
            <text:p>370,790</text:p>
          </table:table-cell>
          <table:table-cell office:value-type="float" office:value="176740" table:style-name="ce11">
            <text:p>176,740</text:p>
          </table:table-cell>
          <table:table-cell office:value-type="float" office:value="1550" table:style-name="ce11">
            <text:p>1,550</text:p>
          </table:table-cell>
          <table:table-cell office:value-type="float" office:value="1580" table:style-name="ce11">
            <text:p>1,580</text:p>
          </table:table-cell>
          <table:table-cell office:value-type="float" office:value="1191424" table:style-name="ce11">
            <text:p>1,191,424</text:p>
          </table:table-cell>
          <table:table-cell office:value-type="float" office:value="972518" table:style-name="ce11">
            <text:p>972,518</text:p>
          </table:table-cell>
          <table:table-cell office:value-type="float" office:value="1058196" table:style-name="ce11">
            <text:p>1,058,196</text:p>
          </table:table-cell>
          <table:table-cell office:value-type="float" office:value="4370" table:style-name="ce11">
            <text:p>4,370</text:p>
          </table:table-cell>
          <table:table-cell office:value-type="float" office:value="1.18" table:style-name="ce12">
            <text:p>1.18</text:p>
          </table:table-cell>
          <table:table-cell office:value-type="float" office:value="0.79" table:style-name="ce12">
            <text:p>0.79</text:p>
          </table:table-cell>
          <table:table-cell office:value-type="float" office:value="166.45" table:style-name="ce12">
            <text:p>166.45</text:p>
          </table:table-cell>
          <table:table-cell office:value-type="float" office:value="8346" table:style-name="ce11">
            <text:p>8,346</text:p>
          </table:table-cell>
          <table:table-cell office:value-type="float" office:value="17997" table:style-name="ce11">
            <text:p>17,997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星展(台灣)商業銀行</text:p>
          </table:table-cell>
          <table:table-cell office:value-type="float" office:value="3766185" table:style-name="ce11">
            <text:p>3,766,185</text:p>
          </table:table-cell>
          <table:table-cell office:value-type="float" office:value="2126704" table:style-name="ce11">
            <text:p>2,126,704</text:p>
          </table:table-cell>
          <table:table-cell office:value-type="float" office:value="178847" table:style-name="ce11">
            <text:p>178,847</text:p>
          </table:table-cell>
          <table:table-cell office:value-type="float" office:value="266862" table:style-name="ce11">
            <text:p>266,862</text:p>
          </table:table-cell>
          <table:table-cell office:value-type="float" office:value="8504503" table:style-name="ce11">
            <text:p>8,504,503</text:p>
          </table:table-cell>
          <table:table-cell office:value-type="float" office:value="13182627" table:style-name="ce11">
            <text:p>13,182,627</text:p>
          </table:table-cell>
          <table:table-cell office:value-type="float" office:value="19113946" table:style-name="ce11">
            <text:p>19,113,946</text:p>
          </table:table-cell>
          <table:table-cell office:value-type="float" office:value="83047" table:style-name="ce11">
            <text:p>83,047</text:p>
          </table:table-cell>
          <table:table-cell office:value-type="float" office:value="0.88" table:style-name="ce12">
            <text:p>0.88</text:p>
          </table:table-cell>
          <table:table-cell office:value-type="float" office:value="0.01" table:style-name="ce12">
            <text:p>0.01</text:p>
          </table:table-cell>
          <table:table-cell office:value-type="float" office:value="350.8" table:style-name="ce12">
            <text:p>350.80</text:p>
          </table:table-cell>
          <table:table-cell office:value-type="float" office:value="108216" table:style-name="ce11">
            <text:p>108,216</text:p>
          </table:table-cell>
          <table:table-cell office:value-type="float" office:value="181554" table:style-name="ce11">
            <text:p>181,554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新國際商業銀行</text:p>
          </table:table-cell>
          <table:table-cell office:value-type="float" office:value="6504420" table:style-name="ce11">
            <text:p>6,504,420</text:p>
          </table:table-cell>
          <table:table-cell office:value-type="float" office:value="4602442" table:style-name="ce11">
            <text:p>4,602,442</text:p>
          </table:table-cell>
          <table:table-cell office:value-type="float" office:value="47873" table:style-name="ce11">
            <text:p>47,873</text:p>
          </table:table-cell>
          <table:table-cell office:value-type="float" office:value="43855" table:style-name="ce11">
            <text:p>43,855</text:p>
          </table:table-cell>
          <table:table-cell office:value-type="float" office:value="10490463" table:style-name="ce11">
            <text:p>10,490,463</text:p>
          </table:table-cell>
          <table:table-cell office:value-type="float" office:value="22391090" table:style-name="ce11">
            <text:p>22,391,090</text:p>
          </table:table-cell>
          <table:table-cell office:value-type="float" office:value="36870328" table:style-name="ce11">
            <text:p>36,870,328</text:p>
          </table:table-cell>
          <table:table-cell office:value-type="float" office:value="80080" table:style-name="ce11">
            <text:p>80,080</text:p>
          </table:table-cell>
          <table:table-cell office:value-type="float" office:value="0.19" table:style-name="ce12">
            <text:p>0.19</text:p>
          </table:table-cell>
          <table:table-cell office:value-type="float" office:value="0.01" table:style-name="ce12">
            <text:p>0.01</text:p>
          </table:table-cell>
          <table:table-cell office:value-type="float" office:value="780.05" table:style-name="ce12">
            <text:p>780.05</text:p>
          </table:table-cell>
          <table:table-cell office:value-type="float" office:value="34509" table:style-name="ce11">
            <text:p>34,509</text:p>
          </table:table-cell>
          <table:table-cell office:value-type="float" office:value="67256" table:style-name="ce11">
            <text:p>67,256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安泰商業銀行</text:p>
          </table:table-cell>
          <table:table-cell office:value-type="float" office:value="127086" table:style-name="ce11">
            <text:p>127,086</text:p>
          </table:table-cell>
          <table:table-cell office:value-type="float" office:value="56141" table:style-name="ce11">
            <text:p>56,141</text:p>
          </table:table-cell>
          <table:table-cell office:value-type="float" office:value="436" table:style-name="ce11">
            <text:p>436</text:p>
          </table:table-cell>
          <table:table-cell office:value-type="float" office:value="218" table:style-name="ce11">
            <text:p>218</text:p>
          </table:table-cell>
          <table:table-cell office:value-type="float" office:value="157664" table:style-name="ce11">
            <text:p>157,664</text:p>
          </table:table-cell>
          <table:table-cell office:value-type="float" office:value="1282471" table:style-name="ce11">
            <text:p>1,282,471</text:p>
          </table:table-cell>
          <table:table-cell office:value-type="float" office:value="392141" table:style-name="ce11">
            <text:p>392,141</text:p>
          </table:table-cell>
          <table:table-cell office:value-type="float" office:value="143" table:style-name="ce11">
            <text:p>143</text:p>
          </table:table-cell>
          <table:table-cell office:value-type="float" office:value="0.3" table:style-name="ce12">
            <text:p>0.30</text:p>
          </table:table-cell>
          <table:table-cell office:value-type="float" office:value="0.13" table:style-name="ce12">
            <text:p>0.13</text:p>
          </table:table-cell>
          <table:table-cell office:value-type="float" office:value="224.35" table:style-name="ce12">
            <text:p>224.35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中國信託商業銀行</text:p>
          </table:table-cell>
          <table:table-cell office:value-type="float" office:value="9163099" table:style-name="ce11">
            <text:p>9,163,099</text:p>
          </table:table-cell>
          <table:table-cell office:value-type="float" office:value="5809849" table:style-name="ce11">
            <text:p>5,809,849</text:p>
          </table:table-cell>
          <table:table-cell office:value-type="float" office:value="72034" table:style-name="ce11">
            <text:p>72,034</text:p>
          </table:table-cell>
          <table:table-cell office:value-type="float" office:value="36580" table:style-name="ce11">
            <text:p>36,580</text:p>
          </table:table-cell>
          <table:table-cell office:value-type="float" office:value="16396791" table:style-name="ce11">
            <text:p>16,396,791</text:p>
          </table:table-cell>
          <table:table-cell office:value-type="float" office:value="27487122" table:style-name="ce11">
            <text:p>27,487,122</text:p>
          </table:table-cell>
          <table:table-cell office:value-type="float" office:value="53370095" table:style-name="ce11">
            <text:p>53,370,095</text:p>
          </table:table-cell>
          <table:table-cell office:value-type="float" office:value="384207" table:style-name="ce11">
            <text:p>384,207</text:p>
          </table:table-cell>
          <table:table-cell office:value-type="float" office:value="0.2" table:style-name="ce12">
            <text:p>0.20</text:p>
          </table:table-cell>
          <table:table-cell office:value-type="float" office:value="0" table:style-name="ce12">
            <text:p>0.00</text:p>
          </table:table-cell>
          <table:table-cell office:value-type="float" office:value="328.69" table:style-name="ce12">
            <text:p>328.69</text:p>
          </table:table-cell>
          <table:table-cell office:value-type="float" office:value="129109" table:style-name="ce11">
            <text:p>129,109</text:p>
          </table:table-cell>
          <table:table-cell office:value-type="float" office:value="231165" table:style-name="ce11">
            <text:p>231,16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樂天信用卡股份有限公司</text:p>
          </table:table-cell>
          <table:table-cell office:value-type="float" office:value="503892" table:style-name="ce11">
            <text:p>503,892</text:p>
          </table:table-cell>
          <table:table-cell office:value-type="float" office:value="202541" table:style-name="ce11">
            <text:p>202,541</text:p>
          </table:table-cell>
          <table:table-cell office:value-type="float" office:value="1964" table:style-name="ce11">
            <text:p>1,964</text:p>
          </table:table-cell>
          <table:table-cell office:value-type="float" office:value="2448" table:style-name="ce11">
            <text:p>2,448</text:p>
          </table:table-cell>
          <table:table-cell office:value-type="float" office:value="654636" table:style-name="ce11">
            <text:p>654,636</text:p>
          </table:table-cell>
          <table:table-cell office:value-type="float" office:value="678844" table:style-name="ce11">
            <text:p>678,844</text:p>
          </table:table-cell>
          <table:table-cell office:value-type="float" office:value="804766" table:style-name="ce11">
            <text:p>804,766</text:p>
          </table:table-cell>
          <table:table-cell office:value-type="float" office:value="3678" table:style-name="ce11">
            <text:p>3,678</text:p>
          </table:table-cell>
          <table:table-cell office:value-type="float" office:value="2.29" table:style-name="ce12">
            <text:p>2.29</text:p>
          </table:table-cell>
          <table:table-cell office:value-type="float" office:value="1.07" table:style-name="ce12">
            <text:p>1.07</text:p>
          </table:table-cell>
          <table:table-cell office:value-type="float" office:value="177.9" table:style-name="ce12">
            <text:p>177.90</text:p>
          </table:table-cell>
          <table:table-cell office:value-type="float" office:value="706" table:style-name="ce11">
            <text:p>706</text:p>
          </table:table-cell>
          <table:table-cell office:value-type="float" office:value="1561" table:style-name="ce11">
            <text:p>1,561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台灣美國運通國際(股)公司</text:p>
          </table:table-cell>
          <table:table-cell office:value-type="float" office:value="188936" table:style-name="ce11">
            <text:p>188,936</text:p>
          </table:table-cell>
          <table:table-cell office:value-type="float" office:value="124654" table:style-name="ce11">
            <text:p>124,654</text:p>
          </table:table-cell>
          <table:table-cell office:value-type="float" office:value="2422" table:style-name="ce11">
            <text:p>2,422</text:p>
          </table:table-cell>
          <table:table-cell office:value-type="float" office:value="2171" table:style-name="ce11">
            <text:p>2,171</text:p>
          </table:table-cell>
          <table:table-cell office:value-type="float" office:value="286230" table:style-name="ce11">
            <text:p>286,230</text:p>
          </table:table-cell>
          <table:table-cell office:value-type="float" office:value="0" table:style-name="ce11">
            <text:p>0</text:p>
          </table:table-cell>
          <table:table-cell office:value-type="float" office:value="5231278" table:style-name="ce11">
            <text:p>5,231,278</text:p>
          </table:table-cell>
          <table:table-cell office:value-type="float" office:value="1081" table:style-name="ce11">
            <text:p>1,081</text:p>
          </table:table-cell>
          <table:table-cell office:value-type="float" office:value="0.19" table:style-name="ce12">
            <text:p>0.19</text:p>
          </table:table-cell>
          <table:table-cell office:value-type="float" office:value="0" table:style-name="ce12">
            <text:p>0.00</text:p>
          </table:table-cell>
          <table:table-cell office:value-type="float" office:value="608.96" table:style-name="ce12">
            <text:p>608.96</text:p>
          </table:table-cell>
          <table:table-cell office:value-type="float" office:value="2787" table:style-name="ce11">
            <text:p>2,787</text:p>
          </table:table-cell>
          <table:table-cell office:value-type="float" office:value="3795" table:style-name="ce11">
            <text:p>3,795</text:p>
          </table:table-cell>
          <table:table-cell table:number-columns-repeated="16370" table:style-name="ce13"/>
        </table:table-row>
        <table:table-row table:style-name="ro4">
          <table:table-cell office:value-type="string" table:style-name="ce10">
            <text:p>總計</text:p>
          </table:table-cell>
          <table:table-cell office:value-type="float" office:value="58866498" table:style-name="ce11">
            <text:p>58,866,498</text:p>
          </table:table-cell>
          <table:table-cell office:value-type="float" office:value="37908568" table:style-name="ce11">
            <text:p>37,908,568</text:p>
          </table:table-cell>
          <table:table-cell office:value-type="float" office:value="601782" table:style-name="ce11">
            <text:p>601,782</text:p>
          </table:table-cell>
          <table:table-cell office:value-type="float" office:value="553086" table:style-name="ce11">
            <text:p>553,086</text:p>
          </table:table-cell>
          <table:table-cell office:value-type="float" office:value="103745387" table:style-name="ce11">
            <text:p>103,745,387</text:p>
          </table:table-cell>
          <table:table-cell office:value-type="float" office:value="181553533" table:style-name="ce11">
            <text:p>181,553,533</text:p>
          </table:table-cell>
          <table:table-cell office:value-type="float" office:value="321835011" table:style-name="ce11">
            <text:p>321,835,011</text:p>
          </table:table-cell>
          <table:table-cell office:value-type="float" office:value="1154249" table:style-name="ce11">
            <text:p>1,154,249</text:p>
          </table:table-cell>
          <table:table-cell office:value-type="float" office:value="0.24865816431910268" table:style-name="ce12">
            <text:p>0.25</text:p>
          </table:table-cell>
          <table:table-cell office:value-type="float" office:value="0.02" table:style-name="ce12">
            <text:p>0.02</text:p>
          </table:table-cell>
          <table:table-cell office:value-type="float" office:value="477.07603013842777" table:style-name="ce12">
            <text:p>477.08</text:p>
          </table:table-cell>
          <table:table-cell office:value-type="float" office:value="553738" table:style-name="ce11">
            <text:p>553,738</text:p>
          </table:table-cell>
          <table:table-cell office:value-type="float" office:value="1056475" table:style-name="ce11">
            <text:p>1,056,475</text:p>
          </table:table-cell>
          <table:table-cell table:number-columns-repeated="16370" table:style-name="ce13"/>
        </table:table-row>
        <table:table-row table:style-name="ro4">
          <table:table-cell table:number-columns-repeated="16384" table:style-name="ce13"/>
        </table:table-row>
        <table:table-row table:style-name="ro4">
          <table:table-cell office:value-type="string" table:style-name="ce14">
            <text:p>一、資料來源：各金融機構自行申報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二、揭露項目及認定標準：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1.流通卡數：發卡總數減停卡總數，且卡片狀況為正常者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3.當月發卡數：不含補發卡、續卡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4.當月停卡數：指新增停卡部分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5.循環信用餘額：係指持卡人使用循環信用之餘額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6.未到期分期付款餘額：包括預借現金分期、消費帳款分期及帳單分期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　　　　　　俟持卡人將所積欠各期最低應繳金額全部償還後，始得回復為未逾期。</text:p>
          </table:table-cell>
          <table:table-cell table:number-columns-repeated="16383" table:style-name="ce13"/>
        </table:table-row>
        <table:table-row table:style-name="ro4">
          <table:table-cell office:value-type="string" table:style-name="ce14">
            <text:p>　10.備抵呆帳提足率：實際提列備抵呆帳占應提備抵呆帳之比率。</text:p>
          </table:table-cell>
          <table:table-cell table:number-columns-repeated="16383" table:style-name="ce13"/>
        </table:table-row>
        <table:table-row table:number-rows-repeated="1048524" table:style-name="ro2">
          <table:table-cell table:number-columns-repeated="16384"/>
        </table:table-row>
        <table:named-expressions>
          <table:named-range table:name="外部資料_1" table:cell-range-address="11302.$A$1:11302.$N$22" table:base-cell-address="11302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in" fo:margin-bottom="0.3in" fo:margin-left="0.196850393700787in" fo:margin-right="0.196850393700787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196850393700787in" fo:margin-right="0.196850393700787in" fo:margin-bottom="0in"/>
      </style:header-style>
      <style:footer-style>
        <style:header-footer-properties fo:min-height="0.45in" fo:margin-left="0.196850393700787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328</meta:generator>
    <meta:initial-creator>邱靖雯</meta:initial-creator>
    <dc:creator>邱靖雯</dc:creator>
    <meta:creation-date>2024-03-27T06:52:47Z</meta:creation-date>
    <dc:date>2024-03-27T06:53:17Z</dc:date>
  </office:meta>
</office:document-meta>
</file>